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13d360" officeooo:paragraph-rsid="0016f2ae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2pt" officeooo:rsid="0013e623" officeooo:paragraph-rsid="0016f2ae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officeooo:rsid="0013d360" officeooo:paragraph-rsid="0016f2ae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2pt" officeooo:rsid="0013e623" officeooo:paragraph-rsid="0016f2ae" fo:background-color="#ffdbb6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2pt" officeooo:rsid="000ceecd" officeooo:paragraph-rsid="0016f2ae" fo:background-color="#ffdbb6" style:font-size-asian="12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officeooo:rsid="000e9caf" officeooo:paragraph-rsid="0016f2ae" fo:background-color="#ffdbb6" style:font-size-asian="12pt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officeooo:paragraph-rsid="0016f2ae" fo:background-color="#ffdbb6" style:font-size-asian="12pt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6f2ae" fo:background-color="#ffdbb6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13e623" officeooo:paragraph-rsid="0016f2ae" fo:background-color="#ffdbb6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6f2ae"/>
    </style:style>
    <style:style style:name="T1" style:family="text">
      <style:text-properties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0077e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3e623" style:font-style-asian="normal" style:font-weight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13e623" style:font-size-asian="12pt" style:font-style-asian="normal" style:font-weight-asian="normal" style:font-size-complex="12pt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10077e" style:font-size-asian="12pt" style:font-style-asian="normal" style:font-weight-asian="normal" style:font-size-complex="12pt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Calibri" fo:font-size="7.5pt" fo:font-style="normal" fo:text-shadow="none" style:text-underline-style="none" fo:font-weight="normal" officeooo:rsid="0013d360" style:font-size-asian="7.5pt" style:font-style-asian="normal" style:font-weight-asian="normal" style:font-size-complex="12pt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/></text:p>
      <text:p text:style-name="P4"><text:span text:style-name="T2">10.</text:span></text:p>
      <text:p text:style-name="P4"><text:span text:style-name="T2">Заказ МСК002495</text:span></text:p>
      <text:p text:style-name="P8"><text:span text:style-name="T7">2 места </text:span><text:span text:style-name="T6">69x48x40 </text:span><text:span text:style-name="T7">(Объем 0,26496)</text:span></text:p>
      <text:p text:style-name="P9"><text:span text:style-name="T6">37,4 кг</text:span></text:p>
      <text:p text:style-name="P9"><text:span text:style-name="T6"/></text:p>
      <text:p text:style-name="P5"><text:span text:style-name="T2">Загрузка : Рябиновая 28 лит А стр 3</text:span></text:p>
      <text:p text:style-name="P6"><text:span text:style-name="T4">Виктория тел. 8-905-244-88-57</text:span></text:p>
      <text:p text:style-name="P6"><text:span text:style-name="T8"/></text:p>
      <text:p text:style-name="P6"><text:span text:style-name="T8"/></text:p>
      <text:p text:style-name="P7"><text:span text:style-name="T4">В</text:span><text:span text:style-name="T5">ыгрузка: </text:span><text:span text:style-name="T2">г. Москва, Ленинский проспект, дом 83, корп. 2, Рашид +7 985 769-04-11</text:span></text:p>
      <text:p text:style-name="P4"><text:span text:style-name="T2"/></text:p>
      <text:p text:style-name="P9"><text:span text:style-name="T6"/></text:p>
      <text:p text:style-name="P2"><text:span text:style-name="T2"/></text:p>
      <text:p text:style-name="P3"><text:span text:style-name="T2"/></text:p>
      <text:p text:style-name="P10"><text:span text:style-name="T9"/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8T20:54:29.780000000</dc:date>
    <meta:editing-duration>PT28S</meta:editing-duration>
    <meta:editing-cycles>1</meta:editing-cycles>
    <meta:document-statistic meta:table-count="0" meta:image-count="0" meta:object-count="0" meta:page-count="1" meta:paragraph-count="7" meta:word-count="34" meta:character-count="201" meta:non-whitespace-character-count="174"/>
    <meta:generator>LibreOffice/7.1.4.2$Windows_X86_64 LibreOffice_project/a529a4fab45b75fefc5b6226684193eb000654f6</meta:generator>
  </office:meta>
</office:document-meta>
</file>